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Tahoma, sans-serif, 'Segoe UI'"/>
    <style:font-face style:name="DejaVu Sans1" svg:font-family="'DejaVu Sans'" style:font-family-generic="swiss"/>
    <style:font-face style:name="IRRoya" svg:font-family="IRRoya" style:font-pitch="variable"/>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6.925in"/>
    </style:style>
    <style:style style:name="Table1.A1" style:family="table-cell">
      <style:table-cell-properties fo:padding="0in" fo:border="none"/>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6.925in"/>
    </style:style>
    <style:style style:name="Table2.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2.A2" style:family="table-cell">
      <style:table-cell-properties style:vertical-align="middle" fo:padding-left="0in" fo:padding-right="0in" fo:padding-top="0.0833in" fo:padding-bottom="0in" fo:border-left="none" fo:border-right="none" fo:border-top="0.05pt solid #dddddd" fo:border-bottom="none"/>
    </style:style>
    <style:style style:name="Table2.A4" style:family="table-cell">
      <style:table-cell-properties style:vertical-align="middle" fo:padding-left="0in" fo:padding-right="0in" fo:padding-top="0.0833in" fo:padding-bottom="0in" fo:border-left="none" fo:border-right="none" fo:border-top="0.05pt solid #dddddd" fo:border-bottom="none"/>
    </style:style>
    <style:style style:name="Table2.A6" style:family="table-cell">
      <style:table-cell-properties style:vertical-align="middle" fo:padding-left="0in" fo:padding-right="0in" fo:padding-top="0.0833in" fo:padding-bottom="0in" fo:border-left="none" fo:border-right="none" fo:border-top="0.05pt solid #dddddd" fo:border-bottom="none"/>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6.925in"/>
    </style:style>
    <style:style style:name="Table2.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2.A2" style:family="table-cell">
      <style:table-cell-properties style:vertical-align="middle" fo:padding-left="0in" fo:padding-right="0in" fo:padding-top="0.0833in" fo:padding-bottom="0in" fo:border-left="none" fo:border-right="none" fo:border-top="0.05pt solid #dddddd" fo:border-bottom="none"/>
    </style:style>
    <style:style style:name="Table2.A4" style:family="table-cell">
      <style:table-cell-properties style:vertical-align="middle" fo:padding-left="0in" fo:padding-right="0in" fo:padding-top="0.0833in" fo:padding-bottom="0in" fo:border-left="none" fo:border-right="none" fo:border-top="0.05pt solid #dddddd" fo:border-bottom="none"/>
    </style:style>
    <style:style style:name="Table2.A6" style:family="table-cell">
      <style:table-cell-properties style:vertical-align="middle" fo:padding-left="0in" fo:padding-right="0in" fo:padding-top="0.0833in" fo:padding-bottom="0in" fo:border-left="none" fo:border-right="none" fo:border-top="0.05pt solid #dddddd" fo:border-bottom="none"/>
    </style:style>
    <style:style style:name="Table3" style:family="table">
      <style:table-properties style:width="6.925in" table:align="left" fo:background-color="#ffffff">
        <style:background-image/>
      </style:table-properties>
    </style:style>
    <style:style style:name="Table3.A" style:family="table-column">
      <style:table-column-properties style:column-width="6.925in"/>
    </style:style>
    <style:style style:name="Table3.A1" style:family="table-cell">
      <style:table-cell-properties fo:padding="0in" fo:border="none"/>
    </style:style>
    <style:style style:name="Table3.A2" style:family="table-cell">
      <style:table-cell-properties style:vertical-align="middle" fo:padding="0in" fo:border="none"/>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6.925in"/>
    </style:style>
    <style:style style:name="Table4.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4.A2" style:family="table-cell">
      <style:table-cell-properties style:vertical-align="middle" fo:padding-left="0in" fo:padding-right="0in" fo:padding-top="0.0833in" fo:padding-bottom="0in" fo:border-left="none" fo:border-right="none" fo:border-top="0.05pt solid #dddddd" fo:border-bottom="none"/>
    </style:style>
    <style:style style:name="Table4.A4" style:family="table-cell">
      <style:table-cell-properties style:vertical-align="middle" fo:padding-left="0in" fo:padding-right="0in" fo:padding-top="0.0833in" fo:padding-bottom="0in" fo:border-left="none" fo:border-right="none" fo:border-top="0.05pt solid #dddddd" fo:border-bottom="none"/>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6.925in"/>
    </style:style>
    <style:style style:name="Table4.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4.A2" style:family="table-cell">
      <style:table-cell-properties style:vertical-align="middle" fo:padding-left="0in" fo:padding-right="0in" fo:padding-top="0.0833in" fo:padding-bottom="0in" fo:border-left="none" fo:border-right="none" fo:border-top="0.05pt solid #dddddd" fo:border-bottom="none"/>
    </style:style>
    <style:style style:name="Table4.A4" style:family="table-cell">
      <style:table-cell-properties style:vertical-align="middle" fo:padding-left="0in" fo:padding-right="0in" fo:padding-top="0.0833in" fo:padding-bottom="0in" fo:border-left="none" fo:border-right="none" fo:border-top="0.05pt solid #dddddd" fo:border-bottom="none"/>
    </style:style>
    <style:style style:name="Table5" style:family="table">
      <style:table-properties style:width="4.9847in" table:align="left" fo:background-color="transparent">
        <style:background-image/>
      </style:table-properties>
    </style:style>
    <style:style style:name="Table5.A" style:family="table-column">
      <style:table-column-properties style:column-width="2.2229in"/>
    </style:style>
    <style:style style:name="Table5.B" style:family="table-column">
      <style:table-column-properties style:column-width="2.7618in"/>
    </style:style>
    <style:style style:name="Table5.A1" style:family="table-cell">
      <style:table-cell-properties style:vertical-align="middle" fo:background-color="#dff0d8" fo:padding-left="0in" fo:padding-right="0in" fo:padding-top="0.0521in" fo:padding-bottom="0in" fo:border-left="none" fo:border-right="none" fo:border-top="0.05pt solid #dddddd" fo:border-bottom="none">
        <style:background-image/>
      </style:table-cell-properties>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3.0201in"/>
    </style:style>
    <style:style style:name="Table6.B" style:family="table-column">
      <style:table-column-properties style:column-width="3.9049in"/>
    </style:style>
    <style:style style:name="Table6.A1" style:family="table-cell">
      <style:table-cell-properties style:vertical-align="middle" fo:background-color="#dff0d8" fo:padding-left="0in" fo:padding-right="0in" fo:padding-top="0.0521in" fo:padding-bottom="0in" fo:border-left="none" fo:border-right="none" fo:border-top="0.05pt solid #dddddd" fo:border-bottom="none">
        <style:background-image/>
      </style:table-cell-properties>
    </style:style>
    <style:style style:name="Table7" style:family="table">
      <style:table-properties style:width="6.925in" table:align="left" fo:background-color="transparent">
        <style:background-image/>
      </style:table-properties>
    </style:style>
    <style:style style:name="Table7.A" style:family="table-column">
      <style:table-column-properties style:column-width="3.7375in"/>
    </style:style>
    <style:style style:name="Table7.B" style:family="table-column">
      <style:table-column-properties style:column-width="3.1875in"/>
    </style:style>
    <style:style style:name="Table7.A1" style:family="table-cell">
      <style:table-cell-properties style:vertical-align="middle" fo:background-color="#dff0d8" fo:padding-left="0in" fo:padding-right="0in" fo:padding-top="0.0521in" fo:padding-bottom="0in" fo:border-left="none" fo:border-right="none" fo:border-top="0.05pt solid #dddddd" fo:border-bottom="none">
        <style:background-image/>
      </style:table-cell-properties>
    </style:style>
    <style:style style:name="Table8" style:family="table">
      <style:table-properties style:width="5.3646in" table:align="left" fo:background-color="transparent">
        <style:background-image/>
      </style:table-properties>
    </style:style>
    <style:style style:name="Table8.A" style:family="table-column">
      <style:table-column-properties style:column-width="2.3764in"/>
    </style:style>
    <style:style style:name="Table8.B" style:family="table-column">
      <style:table-column-properties style:column-width="2.9882in"/>
    </style:style>
    <style:style style:name="Table8.A1" style:family="table-cell">
      <style:table-cell-properties style:vertical-align="middle" fo:background-color="#dff0d8" fo:padding-left="0in" fo:padding-right="0in" fo:padding-top="0.0521in" fo:padding-bottom="0in" fo:border-left="none" fo:border-right="none" fo:border-top="0.05pt solid #dddddd" fo:border-bottom="none">
        <style:background-image/>
      </style:table-cell-properties>
    </style:style>
    <style:style style:name="Table9" style:family="table">
      <style:table-properties style:width="5.0139in" table:align="left" fo:background-color="transparent">
        <style:background-image/>
      </style:table-properties>
    </style:style>
    <style:style style:name="Table9.A" style:family="table-column">
      <style:table-column-properties style:column-width="2.566in"/>
    </style:style>
    <style:style style:name="Table9.B" style:family="table-column">
      <style:table-column-properties style:column-width="2.4479in"/>
    </style:style>
    <style:style style:name="Table9.A1" style:family="table-cell">
      <style:table-cell-properties style:vertical-align="middle" fo:background-color="#dff0d8" fo:padding-left="0in" fo:padding-right="0in" fo:padding-top="0.0521in" fo:padding-bottom="0in" fo:border-left="none" fo:border-right="none" fo:border-top="0.05pt solid #dddddd" fo:border-bottom="none">
        <style:background-image/>
      </style:table-cell-properties>
    </style:style>
    <style:style style:name="P1" style:family="paragraph" style:parent-style-name="Table_20_Contents">
      <style:paragraph-properties fo:margin-left="0in" fo:margin-right="0.0311in" fo:line-height="142%" fo:text-align="end" style:justify-single-word="false" fo:text-indent="0in" style:auto-text-indent="false"/>
    </style:style>
    <style:style style:name="P2" style:family="paragraph" style:parent-style-name="Table_20_Contents">
      <style:paragraph-properties fo:margin-left="0.2602in" fo:margin-right="0in" fo:line-height="142%" fo:text-indent="0in" style:auto-text-indent="false"/>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Zar" fo:font-size="11pt" fo:letter-spacing="normal" fo:font-style="normal" fo:font-weight="normal" officeooo:rsid="0013d15b" officeooo:paragraph-rsid="000c9729" style:font-size-asian="11pt" style:font-weight-asian="normal" style:font-name-complex="IRZar" style:font-size-complex="11pt" style:font-style-complex="normal" style:font-weight-complex="normal"/>
    </style:style>
    <style:style style:name="P4" style:family="paragraph" style:parent-style-name="Standard">
      <style:paragraph-properties fo:margin-left="0in" fo:margin-right="0in" fo:text-indent="0in" style:auto-text-indent="false"/>
      <style:text-properties officeooo:paragraph-rsid="00180023"/>
    </style:style>
    <style:style style:name="P5" style:family="paragraph" style:parent-style-name="Standard">
      <style:paragraph-properties fo:margin-left="0in" fo:margin-right="0in" fo:margin-top="0in" fo:margin-bottom="0in" loext:contextual-spacing="false" fo:text-indent="0in" style:auto-text-indent="false"/>
      <style:text-properties style:font-name="IRZar" fo:font-size="2pt" style:font-size-asian="2pt" style:font-name-complex="IRZar" style:font-size-complex="2pt"/>
    </style:style>
    <style:style style:name="P6" style:family="paragraph" style:parent-style-name="Standard">
      <style:paragraph-properties fo:margin-left="0in" fo:margin-right="0in" fo:text-align="end" style:justify-single-word="false" fo:text-indent="0in" style:auto-text-indent="false" style:writing-mode="rl-tb"/>
      <style:text-properties officeooo:paragraph-rsid="00180023"/>
    </style:style>
    <style:style style:name="P7" style:family="paragraph" style:parent-style-name="Standard">
      <style:paragraph-properties fo:margin-top="0in" fo:margin-bottom="0in" loext:contextual-spacing="false"/>
      <style:text-properties fo:font-variant="normal" fo:text-transform="none" fo:color="#ffffff" style:font-name="IRZar" fo:font-size="14pt" fo:letter-spacing="normal" fo:font-style="normal" fo:font-weight="normal" fo:background-color="#375a7f" style:font-name-complex="IRZar" loext:padding-left="0in" loext:padding-right="0in" loext:padding-top="0in" loext:padding-bottom="0.1043in" loext:border-left="none" loext:border-right="none" loext:border-top="none" loext:border-bottom="0.06pt solid #375a7f"/>
    </style:style>
    <style:style style:name="P8" style:family="paragraph" style:parent-style-name="Table_20_Contents">
      <style:paragraph-properties fo:line-height="142%" fo:text-align="end" style:justify-single-word="false"/>
      <style:text-properties fo:color="#000000" style:font-name="IRZar" fo:font-size="11pt" style:font-size-asian="11pt" style:font-name-complex="IRZar" style:font-size-complex="11pt"/>
    </style:style>
    <style:style style:name="P9" style:family="paragraph" style:parent-style-name="Table_20_Contents">
      <style:paragraph-properties fo:line-height="142%" fo:text-align="end" style:justify-single-word="false"/>
      <style:text-properties fo:color="#000000" style:font-name="IRZar" style:font-name-complex="IRZar"/>
    </style:style>
    <style:style style:name="P10" style:family="paragraph" style:parent-style-name="Table_20_Contents">
      <style:text-properties style:font-name="IRZar" fo:font-size="2pt" style:font-size-asian="2pt" style:font-name-complex="IRZar" style:font-size-complex="2pt"/>
    </style:style>
    <style:style style:name="P11" style:family="paragraph" style:parent-style-name="Table_20_Contents">
      <style:paragraph-properties fo:line-height="142%" fo:text-align="start" style:justify-single-word="false"/>
      <style:text-properties style:font-name="IRZar" style:font-name-complex="IRZar"/>
    </style:style>
    <style:style style:name="P12" style:family="paragraph" style:parent-style-name="Table_20_Contents">
      <style:paragraph-properties fo:line-height="142%" fo:text-align="end" style:justify-single-word="false"/>
      <style:text-properties style:font-name="IRZar" style:font-name-complex="IRZar"/>
    </style:style>
    <style:style style:name="P13" style:family="paragraph" style:parent-style-name="Text_20_body">
      <style:text-properties fo:font-variant="normal" fo:text-transform="none" fo:color="#202124" style:font-name="IRZar" fo:font-size="11pt" fo:letter-spacing="normal" fo:font-style="normal" style:font-size-asian="11pt" style:font-name-complex="IRZar" style:font-size-complex="11pt" style:font-style-complex="normal"/>
    </style:style>
    <style:style style:name="P14" style:family="paragraph" style:parent-style-name="Text_20_body">
      <style:text-properties fo:font-variant="normal" fo:text-transform="none" fo:color="#202124" style:font-name="IRZar" fo:letter-spacing="normal" fo:font-style="normal" style:font-name-complex="IRZar"/>
    </style:style>
    <style:style style:name="P15" style:family="paragraph" style:parent-style-name="Text_20_body">
      <style:text-properties fo:color="#000000"/>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IRZar" fo:font-size="14pt" fo:letter-spacing="normal" fo:font-style="normal" fo:font-weight="normal" style:font-name-complex="IRZar" loext:padding="0in" loext:border="none"/>
    </style:style>
    <style:style style:name="P17" style:family="paragraph" style:parent-style-name="Text_20_body">
      <style:paragraph-properties fo:margin-left="0in" fo:margin-right="0in" fo:text-indent="0in" style:auto-text-indent="false"/>
      <style:text-properties officeooo:paragraph-rsid="00180023"/>
    </style:style>
    <style:style style:name="P18" style:family="paragraph" style:parent-style-name="Text_20_body">
      <style:paragraph-properties fo:margin-left="0in" fo:margin-right="0in" fo:text-indent="0in" style:auto-text-indent="false"/>
      <style:text-properties style:font-name="IRZar" style:font-name-complex="IRZar"/>
    </style:style>
    <style:style style:name="P19" style:family="paragraph" style:parent-style-name="Text_20_body">
      <style:paragraph-properties fo:text-align="end" style:justify-single-word="false" style:writing-mode="rl-tb"/>
      <style:text-properties fo:color="#000000" style:font-name="IRZar" style:font-name-complex="IRZar"/>
    </style:style>
    <style:style style:name="P20" style:family="paragraph" style:parent-style-name="Text_20_body">
      <style:paragraph-properties fo:text-align="end" style:justify-single-word="false" style:writing-mode="rl-tb"/>
      <style:text-properties fo:color="#000000" style:font-name-complex="IRZar"/>
    </style:style>
    <style:style style:name="T1" style:family="text">
      <style:text-properties fo:font-variant="normal" fo:text-transform="none" fo:color="#ffffff" style:font-name="IRZar" fo:font-size="14pt" fo:letter-spacing="normal" fo:font-style="normal" fo:font-weight="normal" fo:background-color="#375a7f" loext:char-shading-value="0" style:font-name-complex="IRZar" loext:padding-left="0in" loext:padding-right="0in" loext:padding-top="0in" loext:padding-bottom="0.1043in" loext:border-left="none" loext:border-right="none" loext:border-top="none" loext:border-bottom="0.06pt solid #375a7f"/>
    </style:style>
    <style:style style:name="T2" style:family="text">
      <style:text-properties fo:font-variant="normal" fo:text-transform="none" fo:color="#dddddd" style:font-name="IRZar" fo:font-size="14pt" fo:letter-spacing="normal" fo:font-style="italic" fo:font-weight="normal" fo:background-color="#375a7f" loext:char-shading-value="0" style:font-name-complex="IRZar" loext:padding-left="0in" loext:padding-right="0in" loext:padding-top="0in" loext:padding-bottom="0.1043in" loext:border-left="none" loext:border-right="none" loext:border-top="none" loext:border-bottom="0.06pt solid #375a7f"/>
    </style:style>
    <style:style style:name="T3" style:family="text">
      <style:text-properties fo:font-variant="normal" fo:text-transform="none" fo:color="#cccccc" style:font-name="IRZar" fo:font-size="14pt" fo:letter-spacing="normal" fo:font-style="normal" fo:font-weight="normal" fo:background-color="#375a7f" loext:char-shading-value="0" style:font-name-complex="IRZar" loext:padding-left="0in" loext:padding-right="0in" loext:padding-top="0in" loext:padding-bottom="0.1043in" loext:border-left="none" loext:border-right="none" loext:border-top="none" loext:border-bottom="0.06pt solid #375a7f"/>
    </style:style>
    <style:style style:name="T4" style:family="text">
      <style:text-properties fo:color="#000000" style:font-name="IRZar" fo:font-size="11pt" style:font-size-asian="11pt" style:font-name-complex="IRZar" style:font-size-complex="11pt"/>
    </style:style>
    <style:style style:name="T5" style:family="text">
      <style:text-properties fo:color="#000000" fo:font-size="11pt" style:font-size-asian="11pt" style:font-size-complex="11pt"/>
    </style:style>
    <style:style style:name="T6" style:family="text">
      <style:text-properties fo:color="#000000" style:font-name="IRZar" fo:font-size="11pt" style:font-size-asian="11pt" style:font-name-complex="IRZar" style:font-size-complex="11pt"/>
    </style:style>
    <style:style style:name="T7" style:family="text">
      <style:text-properties fo:color="#0000ff" style:text-line-through-style="none" style:text-line-through-type="none" style:font-name="IRZar" fo:font-size="11pt" style:text-underline-style="none" style:text-blinking="false" style:font-size-asian="11pt" style:font-name-complex="IRZar" style:font-size-complex="11pt"/>
    </style:style>
    <style:style style:name="T8" style:family="text">
      <style:text-properties fo:color="#0000ff" style:text-line-through-style="none" style:text-line-through-type="none" fo:font-size="11pt" style:text-underline-style="none" style:text-blinking="false" style:font-size-asian="11pt" style:font-size-complex="11pt"/>
    </style:style>
    <style:style style:name="T9" style:family="text">
      <style:text-properties fo:color="#0000ff" style:text-line-through-style="none" style:text-line-through-type="none" style:font-name="IRZar" fo:font-size="11pt" style:text-underline-style="none" style:text-blinking="false" style:font-size-asian="11pt" style:font-name-complex="IRZar" style:font-size-complex="11pt"/>
    </style:style>
    <style:style style:name="T10" style:family="text">
      <style:text-properties fo:color="#0000ff" style:text-line-through-style="none" style:text-line-through-type="none" style:font-name="IRZar" style:text-underline-style="none" style:text-blinking="false" style:font-name-complex="IRZar"/>
    </style:style>
    <style:style style:name="T11" style:family="text">
      <style:text-properties fo:color="#18285c" style:text-line-through-style="none" style:text-line-through-type="none" style:text-underline-style="none" style:text-blinking="false"/>
    </style:style>
    <style:style style:name="T12" style:family="text">
      <style:text-properties fo:color="#18285c" style:text-line-through-style="none" style:text-line-through-type="none" style:font-name="IRZar" style:text-underline-style="none" style:text-blinking="false" style:font-name-complex="IRZar"/>
    </style:style>
    <style:style style:name="T13" style:family="text">
      <style:text-properties fo:color="#18285c" style:text-line-through-style="none" style:text-line-through-type="none" style:font-name="IRZar" fo:font-size="11pt" style:text-underline-style="none" style:text-blinking="false" style:font-size-asian="11pt" style:font-name-complex="IRZar" style:font-size-complex="11pt"/>
    </style:style>
    <style:style style:name="T14" style:family="text">
      <style:text-properties fo:color="#18285c" style:text-line-through-style="none" style:text-line-through-type="none" fo:font-size="11pt" style:text-underline-style="none" style:text-blinking="false" style:font-size-asian="11pt" style:font-size-complex="11pt"/>
    </style:style>
    <style:style style:name="T15" style:family="text">
      <style:text-properties fo:color="#18285c" style:text-line-through-style="none" style:text-line-through-type="none" style:font-name="IRZar" fo:font-size="11pt" style:text-underline-style="none" style:text-blinking="false" style:font-size-asian="11pt" style:font-name-complex="IRZar" style:font-size-complex="11pt"/>
    </style:style>
    <style:style style:name="T16" style:family="text">
      <style:text-properties fo:color="#18285c" style:text-line-through-style="none" style:text-line-through-type="none" style:font-name="IRZar" style:text-underline-style="none" style:text-blinking="false" style:font-name-complex="IRZar"/>
    </style:style>
    <style:style style:name="T17" style:family="text">
      <style:text-properties fo:color="#18285c" style:text-line-through-style="none" style:text-line-through-type="none" style:font-name="IRZar" style:text-underline-style="none" style:text-blinking="false" style:font-name-complex="IRZar" loext:padding="0in" loext:border="none"/>
    </style:style>
    <style:style style:name="T18" style:family="text">
      <style:text-properties fo:color="#444444" fo:font-style="italic"/>
    </style:style>
    <style:style style:name="T19" style:family="text">
      <style:text-properties fo:color="#444444" style:font-name="IRZar" fo:font-style="italic" style:font-name-complex="IRZar"/>
    </style:style>
    <style:style style:name="T20" style:family="text">
      <style:text-properties fo:color="#444444" style:font-name="IRZar" fo:font-size="11pt" fo:font-style="italic" style:font-size-asian="11pt" style:font-name-complex="IRZar" style:font-size-complex="11pt"/>
    </style:style>
    <style:style style:name="T21" style:family="text">
      <style:text-properties fo:color="#444444" fo:font-size="11pt" fo:font-style="italic" style:font-size-asian="11pt" style:font-size-complex="11pt"/>
    </style:style>
    <style:style style:name="T22" style:family="text">
      <style:text-properties fo:color="#444444" style:font-name="IRZar" fo:font-size="11pt" fo:font-style="italic" style:font-size-asian="11pt" style:font-name-complex="IRZar" style:font-size-complex="11pt"/>
    </style:style>
    <style:style style:name="T23" style:family="text">
      <style:text-properties fo:color="#444444" style:font-name="IRZar" fo:font-style="italic" style:font-name-complex="IRZar"/>
    </style:style>
    <style:style style:name="T24" style:family="text">
      <style:text-properties fo:color="#dddddd" fo:font-style="italic"/>
    </style:style>
    <style:style style:name="T25" style:family="text">
      <style:text-properties fo:color="#dddddd" style:font-name="Helvetica" fo:font-size="14pt" fo:font-style="italic" fo:font-weight="normal" fo:background-color="#375a7f" loext:char-shading-value="0" loext:padding-left="0in" loext:padding-right="0in" loext:padding-top="0in" loext:padding-bottom="0.1043in" loext:border-left="none" loext:border-right="none" loext:border-top="none" loext:border-bottom="0.06pt solid #375a7f"/>
    </style:style>
    <style:style style:name="T26" style:family="text">
      <style:text-properties fo:color="#dddddd" fo:font-size="14pt" fo:font-style="italic" fo:font-weight="normal" fo:background-color="#375a7f" loext:char-shading-value="0" loext:padding-left="0in" loext:padding-right="0in" loext:padding-top="0in" loext:padding-bottom="0.1043in" loext:border-left="none" loext:border-right="none" loext:border-top="none" loext:border-bottom="0.06pt solid #375a7f"/>
    </style:style>
    <style:style style:name="T27" style:family="text">
      <style:text-properties fo:color="#cccccc"/>
    </style:style>
    <style:style style:name="T28" style:family="text">
      <style:text-properties fo:color="#cccccc" style:font-name="Helvetica" fo:font-size="14pt" fo:font-weight="normal" fo:background-color="#375a7f" loext:char-shading-value="0" loext:padding-left="0in" loext:padding-right="0in" loext:padding-top="0in" loext:padding-bottom="0.1043in" loext:border-left="none" loext:border-right="none" loext:border-top="none" loext:border-bottom="0.06pt solid #375a7f"/>
    </style:style>
    <style:style style:name="T29" style:family="text">
      <style:text-properties fo:color="#cccccc" fo:font-size="14pt" fo:font-weight="normal" fo:background-color="#375a7f" loext:char-shading-value="0" loext:padding-left="0in" loext:padding-right="0in" loext:padding-top="0in" loext:padding-bottom="0.1043in" loext:border-left="none" loext:border-right="none" loext:border-top="none" loext:border-bottom="0.06pt solid #375a7f"/>
    </style:style>
    <style:style style:name="T30" style:family="text">
      <style:text-properties fo:color="#ffffff" style:font-name="Helvetica" fo:font-size="14pt" fo:font-weight="normal" fo:background-color="#375a7f" loext:char-shading-value="0" loext:padding-left="0in" loext:padding-right="0in" loext:padding-top="0in" loext:padding-bottom="0.1043in" loext:border-left="none" loext:border-right="none" loext:border-top="none" loext:border-bottom="0.06pt solid #375a7f"/>
    </style:style>
    <style:style style:name="T31" style:family="text">
      <style:text-properties fo:color="#ffffff" fo:font-size="14pt" fo:font-weight="normal" fo:background-color="#375a7f" loext:char-shading-value="0" loext:padding-left="0in" loext:padding-right="0in" loext:padding-top="0in" loext:padding-bottom="0.1043in" loext:border-left="none" loext:border-right="none" loext:border-top="none" loext:border-bottom="0.06pt solid #375a7f"/>
    </style:style>
    <style:style style:name="T32" style:family="text">
      <style:text-properties style:font-name-complex="IRZar" style:font-style-complex="normal"/>
    </style:style>
    <style:style style:name="T33" style:family="text">
      <style:text-properties style:font-style-complex="normal"/>
    </style:style>
    <style:style style:name="T34" style:family="text">
      <style:text-properties style:font-name="IRZar" style:font-name-complex="IRZar"/>
    </style:style>
    <style:style style:name="fr1"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1" table:style-name="Table1">
        <table:table-column table:style-name="Table1.A"/>
        <table:table-row table:style-name="TableLine94516522723840">
          <table:table-cell table:style-name="Table1.A1" office:value-type="string">
            <table:table table:name="Table2" table:style-name="Table2">
              <table:table-column table:style-name="Table2.A"/>
              <table:table-row table:style-name="TableLine94516623207408">
                <table:table-cell table:style-name="Table2.A1" office:value-type="string">
                  <text:p text:style-name="P2"><text:a xlink:type="simple" xlink:href="http://www.farsidic.com/en/lang/enfa/pile%20(1)" text:style-name="Internet_20_link" text:visited-style-name="Visited_20_Internet_20_Link"><text:span text:style-name="T34">Pile (1)</text:span></text:a><text:span text:style-name="T13"> </text:span><text:span text:style-name="T20">noun, intransitive verb, transitive verb\pīl\</text:span></text:p>
                </table:table-cell>
              </table:table-row>
              <table:table-row table:style-name="TableLine94516623212720">
                <table:table-cell table:style-name="Table2.A2" office:value-type="string">
                  <text:p text:style-name="P1"><text:span text:style-name="T4">توده (به ویژه چیزهای هم نوع)، کومه، کوت، تل، کوهه، کندله، انباشته، کپه ،(آیین مرده سوزی) تل هیزم ،(عامیانه) مقدار زیاد، یک عالمه ،(عامیانه) پول زیاد، ثروت هنگفت ،توده کردن یا شدن، تلنبار کردن، انباشتن، کپه کردن، تل ساختن، کوت کردن، کومه کردن ،(با: </text:span><text:a xlink:type="simple" xlink:href="http://www.farsidic.com/farsidic/en/lang/EnFa/onto" text:style-name="Internet_20_link" text:visited-style-name="Visited_20_Internet_20_Link"><text:span text:style-name="T7">onto</text:span></text:a><text:span text:style-name="T4">‏ یا</text:span><text:a xlink:type="simple" xlink:href="http://www.farsidic.com/farsidic/en/lang/EnFa/with" text:style-name="Internet_20_link" text:visited-style-name="Visited_20_Internet_20_Link"><text:span text:style-name="T7">with</text:span></text:a><text:span text:style-name="T4">‏) پر کردن، بار کردن ،(دسته جمعی و به طور نامنظم) آمدن، رفتن، خارج شدن، وارد شدن ،(اغلب با: </text:span><text:a xlink:type="simple" xlink:href="http://www.farsidic.com/farsidic/en/lang/EnFa/up" text:style-name="Internet_20_link" text:visited-style-name="Visited_20_Internet_20_Link"><text:span text:style-name="T7">up</text:span></text:a><text:span text:style-name="T4">‏) گرد آوردن ،بنای بزرگ، عمارت مجلل، ساختمان عظیم ،(برق) پیل الکتریکی، باتری، قوه ،(قدیمی) واکنشگر هسته‌ای، راکتور اتمی</text:span></text:p>
                </table:table-cell>
              </table:table-row>
              <table:table-row table:style-name="TableLine94516623240256">
                <table:table-cell table:style-name="Table2.A1" office:value-type="string">
                  <text:p text:style-name="P2"><text:a xlink:type="simple" xlink:href="http://www.farsidic.com/en/lang/enfa/pile%20(2)" text:style-name="Internet_20_link" text:visited-style-name="Visited_20_Internet_20_Link"><text:span text:style-name="T34">Pile (2)</text:span></text:a><text:span text:style-name="T13"> </text:span><text:span text:style-name="T20">noun \pīl\</text:span></text:p>
                </table:table-cell>
              </table:table-row>
              <table:table-row table:style-name="TableLine94516623240512">
                <table:table-cell table:style-name="Table2.A4" office:value-type="string">
                  <text:p text:style-name="P8">پرز ،کرک، موی نرم</text:p>
                </table:table-cell>
              </table:table-row>
              <table:table-row table:style-name="TableLine94516623241440">
                <table:table-cell table:style-name="Table2.A1" office:value-type="string">
                  <text:p text:style-name="P2"><text:a xlink:type="simple" xlink:href="http://www.farsidic.com/en/lang/enfa/pile%20(3)" text:style-name="Internet_20_link" text:visited-style-name="Visited_20_Internet_20_Link"><text:span text:style-name="T34">Pile (3)</text:span></text:a><text:span text:style-name="T13"> </text:span><text:span text:style-name="T20">noun, transitive verb \pīl\</text:span></text:p>
                </table:table-cell>
              </table:table-row>
              <table:table-row table:style-name="TableLine94516623241968">
                <table:table-cell table:style-name="Table2.A6" office:value-type="string">
                  <text:p text:style-name="P8">(پایه‌ی چوبی یا فلزی یا بتونی پل و اسکله و غیره که در خاک یا ته آب فرو می‌کنند) پایه، خرپا، پیل پا، ستون پل، تیر پایه ،خرپا بر زمین کار گذاشتن، پایه گذاری کردن</text:p>
                </table:table-cell>
              </table:table-row>
            </table:table>
          </table:table-cell>
        </table:table-row>
      </table:table>
      <text:p text:style-name="P13"/>
      <table:table table:name="Table3" table:style-name="Table3">
        <table:table-column table:style-name="Table3.A"/>
        <table:table-row table:style-name="TableLine94516623231408">
          <table:table-cell table:style-name="Table3.A1" office:value-type="string">
            <table:table table:name="Table4" table:style-name="Table4">
              <table:table-column table:style-name="Table4.A"/>
              <table:table-row table:style-name="TableLine94516623235200">
                <table:table-cell table:style-name="Table4.A1" office:value-type="string">
                  <text:p text:style-name="P2"><text:a xlink:type="simple" xlink:href="http://www.farsidic.com/en/lang/enfa/scrap%20(1)" text:style-name="Internet_20_link" text:visited-style-name="Visited_20_Internet_20_Link"><text:span text:style-name="T34">Scrap (1)</text:span></text:a><text:span text:style-name="T12"> </text:span><text:span text:style-name="T19">noun, adjective, transitive verb \skrap\</text:span></text:p>
                </table:table-cell>
              </table:table-row>
              <table:table-row table:style-name="TableLine94516623248304">
                <table:table-cell table:style-name="Table4.A2" office:value-type="string">
                  <text:p text:style-name="P9">تکه، خرده، پاره، ریزه، قطعه، (فلز یا ماشین‌آلات) قراضه، اسقاط، اوراق ،(جمع - خوراک) پس مانده، شب مانده ،خلاصه، کوته نوشت، بخشی از یک نوشتار ،دور انداختن، کنار گذاشتن، به هم زدن ،اوراق کردن ،(جمع - تفاله‌ی پیه و غیره که در ماهیتابه باقی مانده است) جزغاله پیه، دنبه‌ی جزغاله</text:p>
                </table:table-cell>
              </table:table-row>
              <table:table-row table:style-name="TableLine94516623250896">
                <table:table-cell table:style-name="Table4.A1" office:value-type="string">
                  <text:p text:style-name="P2"><text:a xlink:type="simple" xlink:href="http://www.farsidic.com/en/lang/enfa/scrap%20(2)" text:style-name="Internet_20_link" text:visited-style-name="Visited_20_Internet_20_Link"><text:span text:style-name="T34">Scrap (2)</text:span></text:a><text:span text:style-name="T12"> </text:span><text:span text:style-name="T19">noun, intransitive verb \skrap\</text:span></text:p>
                </table:table-cell>
              </table:table-row>
              <table:table-row table:style-name="TableLine94516623251152">
                <table:table-cell table:style-name="Table4.A4" office:value-type="string">
                  <text:p text:style-name="P9">(عامیانه) ،دعوا، مرافعه</text:p>
                </table:table-cell>
              </table:table-row>
            </table:table>
          </table:table-cell>
        </table:table-row>
        <table:table-row table:style-name="TableLine94516623251888">
          <table:table-cell table:style-name="Table3.A2" office:value-type="string">
            <text:p text:style-name="P10"/>
          </table:table-cell>
        </table:table-row>
      </table:table>
      <text:p text:style-name="P14"><text:span text:style-name="T33"><text:line-break/></text:span><text:span text:style-name="T31">forefinger </text:span><text:span text:style-name="T26">noun</text:span><text:span text:style-name="T31"> </text:span><text:span text:style-name="T26">\fôr´fiŋ´gǝr\</text:span><text:span text:style-name="T31"> </text:span></text:p>
      <text:p text:style-name="P16"><draw:frame draw:style-name="fr2" draw:name="Frame1" text:anchor-type="paragraph" svg:width="7.8957in" draw:z-index="0"><draw:text-box fo:min-height="0.0161in"><text:p text:style-name="P19"> انگشت سبابه، انگشت اشاره</text:p></draw:text-box></draw:frame></text:p>
      <text:p text:style-name="P7">sleeve <text:span text:style-name="T24">noun, transitive verb</text:span> <text:span text:style-name="T24">\slēv\</text:span> <text:span text:style-name="T27">(Pronounce) </text:span></text:p>
      <text:p text:style-name="P5"><draw:frame draw:style-name="fr2" draw:name="Frame2" text:anchor-type="paragraph" svg:width="7.8957in" draw:z-index="1"><draw:text-box fo:min-height="0.0161in"><text:p text:style-name="P20"> آستین</text:p></draw:text-box></draw:frame></text:p>
      <table:table table:name="Table5" table:style-name="Table5">
        <table:table-column table:style-name="Table5.A"/>
        <table:table-column table:style-name="Table5.B"/>
        <text:soft-page-break/>
        <table:table-row table:style-name="TableLine94516639209856">
          <table:table-cell table:style-name="Table5.A1" office:value-type="string">
            <text:p text:style-name="P11">I always roll up my shirt sleeves</text:p>
          </table:table-cell>
          <table:table-cell table:style-name="Table5.A1" office:value-type="string">
            <text:p text:style-name="P12">من همیشه آستین پیراهنم را بالا می‌زنم</text:p>
          </table:table-cell>
        </table:table-row>
      </table:table>
      <text:p text:style-name="P5"><draw:frame draw:style-name="fr2" draw:name="Frame3" text:anchor-type="paragraph" svg:width="7.8957in" draw:z-index="2"><draw:text-box fo:min-height="0.0161in"><text:p text:style-name="P20"> روکش (معمولا به صورت استوانه)، استوانه، لوله</text:p></draw:text-box></draw:frame></text:p>
      <table:table table:name="Table6" table:style-name="Table6">
        <table:table-column table:style-name="Table6.A"/>
        <table:table-column table:style-name="Table6.B"/>
        <table:table-row table:style-name="TableLine94516635545040">
          <table:table-cell table:style-name="Table6.A1" office:value-type="string">
            <text:p text:style-name="P11">the cable is inside a plastic sleeve</text:p>
          </table:table-cell>
          <table:table-cell table:style-name="Table6.A1" office:value-type="string">
            <text:p text:style-name="P12">شاه‌سیم در روکش پلاستیکی قرار دارد</text:p>
          </table:table-cell>
        </table:table-row>
        <table:table-row table:style-name="TableLine94516635545040">
          <table:table-cell table:style-name="Table6.A1" office:value-type="string">
            <text:p text:style-name="P11">light bulbs are packaged in cardboard sleeves</text:p>
          </table:table-cell>
          <table:table-cell table:style-name="Table6.A1" office:value-type="string">
            <text:p text:style-name="P12">لامپ‌های برق را در استوانه‌های مقوایی بسته بندی می‌کنند</text:p>
          </table:table-cell>
        </table:table-row>
      </table:table>
      <text:p text:style-name="P4"><draw:frame draw:style-name="fr2" draw:name="Frame4" text:anchor-type="paragraph" svg:width="7.8957in" draw:z-index="3"><draw:text-box fo:min-height="0.0161in"><text:p text:style-name="P15"> (انگلیس - صفحه‌ی گرامافون) جلد صفحه (امریکا: jacket)</text:p></draw:text-box></draw:frame><draw:frame draw:style-name="fr2" draw:name="Frame5" text:anchor-type="paragraph" svg:width="7.8957in" draw:z-index="4"><draw:text-box fo:min-height="0.0161in"><text:p text:style-name="P15"> (در تمرین تیراندازی به هواپیما) هدفکش، هدف دنباله</text:p></draw:text-box></draw:frame><draw:frame draw:style-name="fr2" draw:name="Frame6" text:anchor-type="paragraph" svg:width="7.8957in" draw:z-index="5"><draw:text-box fo:min-height="0.0161in"><text:p text:style-name="P20"> آستین‌دار کردن، روکش‌دار کردن</text:p></draw:text-box></draw:frame><text:a xlink:type="simple" xlink:href="http://www.farsidic.com/en/lang/enfa/bare%20(1)" text:style-name="Internet_20_link" text:visited-style-name="Visited_20_Internet_20_Link">Bare (1)</text:a><text:span text:style-name="T17"> </text:span><text:span text:style-name="T19">adjective \ber\</text:span></text:p>
      <text:p text:style-name="P6"><text:span text:style-name="T34">لخت، برهنه، عریان، لاج، لچ ،عریان کردن، لخت شدن، برهنه شدن ،آشکار کردن، نشان دادن، افشا کردن، افشاگری کردن</text:span></text:p>
      <text:p text:style-name="P4"><text:a xlink:type="simple" xlink:href="http://www.farsidic.com/en/lang/enfa/bare%20(2)" text:style-name="Internet_20_link" text:visited-style-name="Visited_20_Internet_20_Link">bare (2)</text:a><text:span text:style-name="T12"> </text:span><text:span text:style-name="T19">transitive verb, intransitive verb\ber\</text:span></text:p>
      <text:p text:style-name="P6"><text:span text:style-name="T34">(قدیمی) زمان گذشته‌ی فعل:</text:span><text:a xlink:type="simple" xlink:href="http://www.farsidic.com/farsidic/en/lang/EnFa/bear" text:style-name="Internet_20_link" text:visited-style-name="Visited_20_Internet_20_Link"><text:span text:style-name="T10">bear</text:span></text:a><text:span text:style-name="T34">‏</text:span></text:p>
      <text:p text:style-name="P17"><text:span text:style-name="T34"><text:line-break/></text:span><text:span text:style-name="T1">bristle </text:span><text:span text:style-name="T2">noun, transitive verb, intransitive verb</text:span><text:span text:style-name="T1"> </text:span><text:span text:style-name="T2">\bris´ǝl\</text:span><text:span text:style-name="T1"> </text:span><text:span text:style-name="T3">(Pronounce) </text:span></text:p>
      <text:p text:style-name="P5"><draw:frame draw:style-name="fr1" draw:name="Frame7" text:anchor-type="paragraph" svg:x="-0.448in" svg:y="0in" svg:width="7.8957in" draw:z-index="6"><draw:text-box fo:min-height="0.0161in"><text:p text:style-name="P20">(حیوان یا گیاه) موی کوتاه و زبر، ته‌ریش، زبره، کاسموی، موی زبر خوک (که از آن ماهوت پاک‌کن و قلم‌مو و غیره می‌سازند)، موی قلم‌مو (و فرچه و ماهوت پاک‌کن و غیره)، سیخول</text:p></draw:text-box></draw:frame></text:p>
      <table:table table:name="Table7" table:style-name="Table7">
        <table:table-column table:style-name="Table7.A"/>
        <table:table-column table:style-name="Table7.B"/>
        <table:table-row table:style-name="TableLine94516642858848">
          <table:table-cell table:style-name="Table7.A1" office:value-type="string">
            <text:p text:style-name="P11">that creature has a short tail covered with bristles</text:p>
          </table:table-cell>
          <table:table-cell table:style-name="Table7.A1" office:value-type="string">
            <text:p text:style-name="P12">آن جاندار دمی کوتاه و پوشیده از موی زبر دارد</text:p>
          </table:table-cell>
        </table:table-row>
        <table:table-row table:style-name="TableLine94516642858848">
          <table:table-cell table:style-name="Table7.A1" office:value-type="string">
            <text:p text:style-name="P11">in the past, they used to make toothbrushes out of animal bristle</text:p>
          </table:table-cell>
          <table:table-cell table:style-name="Table7.A1" office:value-type="string">
            <text:p text:style-name="P12">در گذشته مسواک را از موی زبر حیوان درست می‌کردند</text:p>
          </table:table-cell>
        </table:table-row>
      </table:table>
      <text:p text:style-name="P5"><draw:frame draw:style-name="fr1" draw:name="Frame8" text:anchor-type="paragraph" svg:x="-0.5035in" svg:y="0in" svg:width="7.8957in" draw:z-index="7"><draw:text-box fo:min-height="0.0161in"><text:p text:style-name="P20">(مثل موی زبر حیوان) شق ایستادن، سیخ شدن، راست شدن یا کردن (موی)، براق شدن یا کردن (در اثر خشم یا ترس)، حالت خشمگین و تدافعی به خود گرفتن</text:p></draw:text-box></draw:frame></text:p>
      <table:table table:name="Table8" table:style-name="Table8">
        <table:table-column table:style-name="Table8.A"/>
        <table:table-column table:style-name="Table8.B"/>
        <table:table-row table:style-name="TableLine94516643275280">
          <table:table-cell table:style-name="Table8.A1" office:value-type="string">
            <text:p text:style-name="P11">the cat bristled and arched its back</text:p>
          </table:table-cell>
          <table:table-cell table:style-name="Table8.A1" office:value-type="string">
            <text:p text:style-name="P12">گربه براق شد و پشت خود را کوژ کرد</text:p>
          </table:table-cell>
        </table:table-row>
        <table:table-row table:style-name="TableLine94516643275280">
          <table:table-cell table:style-name="Table8.A1" office:value-type="string">
            <text:p text:style-name="P11">Akbar bristled, saying ...</text:p>
          </table:table-cell>
          <table:table-cell table:style-name="Table8.A1" office:value-type="string">
            <text:p text:style-name="P12">اکبر به خشم آمد و گفت</text:p>
          </table:table-cell>
        </table:table-row>
      </table:table>
      <text:p text:style-name="P5"><draw:frame draw:style-name="fr1" draw:name="Frame9" text:anchor-type="paragraph" svg:x="-0.5102in" svg:y="0.0346in" svg:width="7.8957in" draw:z-index="8"><draw:text-box fo:min-height="0.0161in"><text:p text:style-name="P19">پوشیده بودن از</text:p></draw:text-box></draw:frame></text:p>
      <table:table table:name="Table9" table:style-name="Table9">
        <table:table-column table:style-name="Table9.A"/>
        <table:table-column table:style-name="Table9.B"/>
        <table:table-row table:style-name="TableLine94516643249392">
          <table:table-cell table:style-name="Table9.A1" office:value-type="string">
            <text:p text:style-name="P11">that desert now bristles with factories</text:p>
          </table:table-cell>
          <table:table-cell table:style-name="Table9.A1" office:value-type="string">
            <text:p text:style-name="P12">آن صحرا اکنون پر از کارخانه است</text:p>
          </table:table-cell>
        </table:table-row>
      </table:table>
      <text:p text:style-name="P18"><draw:frame draw:style-name="fr1" draw:name="Frame10" text:anchor-type="paragraph" svg:x="-0.4272in" svg:y="0.0417in" svg:width="7.8957in" draw:z-index="9"><draw:text-box fo:min-height="0.0161in"><text:p text:style-name="P19"> موی مصنوعی (مسواک و فرچه و غیره)</text:p></draw:text-box></draw:frame></text:p>
      <text:p text:style-name="P17"><text:span text:style-name="T34"><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Tahoma, sans-serif, 'Segoe UI'"/>
    <style:font-face style:name="DejaVu Sans1" svg:font-family="'DejaVu Sans'" style:font-family-generic="swiss"/>
    <style:font-face style:name="IRRoya" svg:font-family="IRRoya" style:font-pitch="variable"/>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31T01:57:08.029145130</meta:creation-date>
    <dc:date>2023-01-28T10:46:15.253514894</dc:date>
    <meta:editing-duration>PT1H2M59S</meta:editing-duration>
    <meta:editing-cycles>7</meta:editing-cycles>
    <meta:generator>LibreOffice/6.4.7.2$Linux_X86_64 LibreOffice_project/40$Build-2</meta:generator>
    <meta:document-statistic meta:table-count="9" meta:image-count="0" meta:object-count="0" meta:page-count="2" meta:paragraph-count="44" meta:word-count="484" meta:character-count="2674" meta:non-whitespace-character-count="2222"/>
  </office:meta>
</office:document-meta>
</file>